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4.35cm" fo:min-width="4.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6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95cm" fo:min-width="5.2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2" style:family="paragraph">
      <loext:graphic-properties draw:fill-color="#ffffff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4.6cm" svg:x="0.8cm" svg:y="5.7cm">
          <text:p text:style-name="P1"><text:span text:style-name="T1">FS2 : Permettre à</text:span></text:p>
          <text:p text:style-name="P1"><text:span text:style-name="T1">l’utilisateur de </text:span></text:p>
          <text:p text:style-name="P1"><text:span text:style-name="T1">contrôler le jukebox</text:span></text:p>
          <text:p text:style-name="P1"><text:span text:style-name="T1">depuis son smartpho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cm" svg:height="3.2cm" svg:x="7.3cm" svg:y="5.7cm">
          <text:p text:style-name="P3"><text:span text:style-name="T2">FT3 : Permettre à l’utilisateur</text:span></text:p>
          <text:p text:style-name="P3"><text:span text:style-name="T2">d’avoir accès aux fonctionnalités</text:span></text:p>
          <text:p text:style-name="P3"><text:span text:style-name="T2">du serveur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6.6cm" svg:height="3.2cm" svg:x="7.3cm" svg:y="10cm">
          <text:p text:style-name="P3"><text:span text:style-name="T2">FT4 : Connexion à </text:span><text:span text:style-name="T2">l’interfac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3.2cm" svg:x="14.8cm" svg:y="5.7cm">
          <text:p text:style-name="P3"><text:span text:style-name="T2">Interface We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3.2cm" svg:x="14.8cm" svg:y="10cm">
          <text:p text:style-name="P3"><text:span text:style-name="T2">Connexion internet par</text:span></text:p>
          <text:p text:style-name="P3"><text:span text:style-name="T2">Wifi ou Ethernet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5.8cm" svg:y1="7.2cm" svg:x2="7.3cm" svg:y2="7.2cm">
          <text:p/>
        </draw:line>
        <draw:line draw:style-name="gr4" draw:text-style-name="P5" draw:layer="layout" svg:x1="13.9cm" svg:y1="7.2cm" svg:x2="14.8cm" svg:y2="7.2cm">
          <text:p/>
        </draw:line>
        <draw:line draw:style-name="gr4" draw:text-style-name="P5" draw:layer="layout" svg:x1="6.5cm" svg:y1="7.2cm" svg:x2="6.5cm" svg:y2="11.7cm">
          <text:p/>
        </draw:line>
        <draw:line draw:style-name="gr4" draw:text-style-name="P5" draw:layer="layout" svg:x1="6.5cm" svg:y1="11.7cm" svg:x2="7.3cm" svg:y2="11.7cm">
          <text:p/>
        </draw:line>
        <draw:line draw:style-name="gr4" draw:text-style-name="P5" draw:layer="layout" svg:x1="13.9cm" svg:y1="11.6cm" svg:x2="14.8cm" svg:y2="11.6cm">
          <text:p/>
        </draw:line>
        <draw:custom-shape draw:style-name="gr2" draw:text-style-name="P4" draw:layer="layout" svg:width="6.6cm" svg:height="3.2cm" svg:x="7.3cm" svg:y="14.3cm">
          <text:p text:style-name="P3"><text:span text:style-name="T2">FT5 : </text:span><text:span text:style-name="T2">Cont</text:span><text:span text:style-name="T2">rôler </text:span><text:span text:style-name="T2">les </text:span><text:span text:style-name="T2">fonct</text:span><text:span text:style-name="T2">ionn</text:span><text:span text:style-name="T2">alité</text:span><text:span text:style-name="T2">s</text:span></text:p>
          <text:p text:style-name="P3"><text:span text:style-name="T2">du </text:span><text:span text:style-name="T2">juke</text:span><text:span text:style-name="T2">box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3.2cm" svg:x="14.8cm" svg:y="14.3cm">
          <text:p text:style-name="P3"><text:span text:style-name="T2">Interface Web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9cm" svg:y1="15.9cm" svg:x2="14.8cm" svg:y2="15.9cm">
          <text:p/>
        </draw:line>
        <draw:custom-shape draw:style-name="gr2" draw:text-style-name="P4" draw:layer="layout" svg:width="6.6cm" svg:height="3.2cm" svg:x="7.3cm" svg:y="18.7cm">
          <text:p text:style-name="P3"><text:span text:style-name="T2">FT6 : Gestion des musiques</text:span></text:p>
          <text:p text:style-name="P3"><text:span text:style-name="T2">par vot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cm" svg:height="3.2cm" svg:x="14.8cm" svg:y="18.7cm">
          <text:p text:style-name="P3"><text:span text:style-name="T2">R</text:span><text:span text:style-name="T2">a</text:span><text:span text:style-name="T2">s</text:span><text:span text:style-name="T2">p</text:span><text:span text:style-name="T2">b</text:span><text:span text:style-name="T2">er</text:span><text:span text:style-name="T2">ry </text:span><text:span text:style-name="T2">Pi </text:span><text:span text:style-name="T2">a</text:span><text:span text:style-name="T2">v</text:span><text:span text:style-name="T2">e</text:span><text:span text:style-name="T2">c </text:span><text:span text:style-name="T2">s</text:span><text:span text:style-name="T2">y</text:span><text:span text:style-name="T2">st</text:span><text:span text:style-name="T2">è</text:span><text:span text:style-name="T2">m</text:span><text:span text:style-name="T2">e</text:span></text:p>
          <text:p text:style-name="P3"><text:span text:style-name="T2">d</text:span><text:span text:style-name="T2">e </text:span><text:span text:style-name="T2">g</text:span><text:span text:style-name="T2">e</text:span><text:span text:style-name="T2">st</text:span><text:span text:style-name="T2">io</text:span><text:span text:style-name="T2">n </text:span><text:span text:style-name="T2">d</text:span><text:span text:style-name="T2">e </text:span><text:span text:style-name="T2">v</text:span><text:span text:style-name="T2">ot</text:span><text:span text:style-name="T2">e</text:span><text:span text:style-name="T2">s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3.9cm" svg:y1="20.3cm" svg:x2="14.8cm" svg:y2="20.3cm">
          <text:p/>
        </draw:line>
        <draw:line draw:style-name="gr4" draw:text-style-name="P5" draw:layer="layout" svg:x1="6.5cm" svg:y1="11.6cm" svg:x2="6.5cm" svg:y2="20.4cm">
          <text:p/>
        </draw:line>
        <draw:line draw:style-name="gr4" draw:text-style-name="P5" draw:layer="layout" svg:x1="6.5cm" svg:y1="20.4cm" svg:x2="7.3cm" svg:y2="20.4cm">
          <text:p/>
        </draw:line>
        <draw:line draw:style-name="gr4" draw:text-style-name="P5" draw:layer="layout" svg:x1="6.5cm" svg:y1="15.9cm" svg:x2="7.3cm" svg:y2="15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09T08:28:30.744425403</meta:creation-date>
    <dc:date>2016-11-09T08:46:50.568752515</dc:date>
    <meta:editing-duration>PT7M5S</meta:editing-duration>
    <meta:editing-cycles>2</meta:editing-cycles>
    <meta:generator>LibreOffice/5.1.4.2$Linux_X86_64 LibreOffice_project/10m0$Build-2</meta:generator>
    <meta:document-statistic meta:object-count="19"/>
  </office:meta>
</office:document-meta>
</file>